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9mm"/>
    </style:style>
    <style:style style:name="co3" style:family="table-column">
      <style:table-column-properties fo:break-before="auto" style:column-width="76.24mm"/>
    </style:style>
    <style:style style:name="co4" style:family="table-column">
      <style:table-column-properties fo:break-before="auto" style:column-width="102.66mm"/>
    </style:style>
    <style:style style:name="co5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vertical-align="top"/>
      <style:text-properties style:font-name="Courier New" style:font-name-asian="Courier New" style:font-name-complex="Courier New"/>
    </style:style>
    <style:style style:name="ce5" style:family="table-cell" style:parent-style-name="Default">
      <style:table-cell-properties style:vertical-align="top"/>
      <style:text-properties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top"/>
    </style:style>
    <style:style style:name="T1" style:family="text">
      <style:text-properties fo:font-size="10pt" style:font-size-asian="10pt" style:font-size-complex="10pt" style:font-name-asian="Courier New" style:font-name-complex="Courier New" fo:color="#6a3e3e"/>
    </style:style>
    <style:style style:name="T2" style:family="text">
      <style:text-properties fo:font-size="10pt" style:font-size-asian="10pt" style:font-size-complex="10pt" style:font-name-asian="Courier New" style:font-name-complex="Courier New" fo:color="#000000"/>
    </style:style>
    <style:style style:name="T3" style:family="text">
      <style:text-properties fo:font-size="10pt" style:font-size-asian="10pt" style:font-size-complex="10pt" style:font-name-asian="Courier New" style:font-name-complex="Courier New" fo:color="#2a00ff"/>
    </style:style>
    <style:style style:name="T4" style:family="text">
      <style:text-properties style:font-name="Courier New" fo:font-size="10pt" style:font-name-asian="Courier New" style:font-name-complex="Courier New" style:font-size-asian="10pt" style:font-size-complex="10pt" fo:color="#6a3e3e"/>
    </style:style>
    <style:style style:name="T5" style:family="text">
      <style:text-properties style:font-name="Courier New" fo:font-size="10pt" style:font-name-asian="Courier New" style:font-name-complex="Courier New" style:font-size-asian="10pt" style:font-size-complex="10pt" fo:color="#000000"/>
    </style:style>
    <style:style style:name="T6" style:family="text">
      <style:text-properties style:font-name="Courier New" fo:font-size="10pt" style:font-name-asian="Courier New" style:font-name-complex="Courier New" style:font-size-asian="10pt" style:font-size-complex="10pt" fo:color="#2a00ff"/>
    </style:style>
    <style:style style:name="T7" style:family="text">
      <style:text-properties style:font-name="Courier New" fo:font-size="10pt" style:font-size-asian="10pt" style:font-size-complex="10pt" style:font-name-asian="Courier New" style:font-name-complex="Courier New" fo:color="#6a3e3e"/>
    </style:style>
    <style:style style:name="T8" style:family="text">
      <style:text-properties style:font-name="Courier New" fo:font-size="10pt" style:font-size-asian="10pt" style:font-size-complex="10pt" style:font-name-asian="Courier New" style:font-name-complex="Courier New" fo:color="#000000"/>
    </style:style>
    <style:style style:name="T9" style:family="text">
      <style:text-properties style:font-name="Courier New" fo:font-size="10pt" style:font-size-asian="10pt" style:font-size-complex="10pt" style:font-name-asian="Courier New" style:font-name-complex="Courier New" fo:color="#2a00ff"/>
    </style:style>
    <style:style style:name="T10" style:family="text">
      <style:text-properties fo:color="#6a3e3e" fo:font-size="10pt" style:font-size-asian="10pt" style:font-size-complex="10pt" style:font-name="Courier New" style:font-name-asian="Courier New" style:font-name-complex="Courier New"/>
    </style:style>
    <style:style style:name="T11" style:family="text">
      <style:text-properties fo:font-size="10pt" style:font-size-asian="10pt" style:font-size-complex="10pt" style:font-name="Courier New" style:font-name-asian="Courier New" style:font-name-complex="Courier New" fo:color="#000000"/>
    </style:style>
    <style:style style:name="T12" style:family="text">
      <style:text-properties fo:font-size="10pt" style:font-size-asian="10pt" style:font-size-complex="10pt" style:font-name="Courier New" style:font-name-asian="Courier New" style:font-name-complex="Courier New" fo:color="#2a00ff"/>
    </style:style>
    <style:style style:name="T13" style:family="text">
      <style:text-properties fo:font-size="10pt" style:font-size-asian="10pt" style:font-size-complex="10pt" fo:color="#6a3e3e" style:font-name="Courier New" style:font-name-asian="Courier New" style:font-name-complex="Courier New"/>
    </style:style>
    <style:style style:name="T14" style:family="text">
      <style:text-properties fo:color="#6a3e3e" fo:font-size="10pt" style:font-size-asian="10pt" style:font-size-complex="10pt" style:font-name-asian="Courier New" style:font-name-complex="Courier New"/>
    </style:style>
    <style:style style:name="T15" style:family="text">
      <style:text-properties fo:color="#000000" fo:font-size="10pt" style:font-size-asian="10pt" style:font-size-complex="10pt" style:font-name="Courier New" style:font-name-asian="Courier New" style:font-name-complex="Courier New"/>
    </style:style>
    <style:style style:name="T16" style:family="text">
      <style:text-properties fo:font-size="10pt" style:font-size-asian="10pt" style:font-size-complex="10pt" style:font-name="Courier New" style:font-name-asian="Courier New" style:font-name-complex="Courier New" fo:color="#6a3e3e"/>
    </style:style>
    <style:style style:name="T17" style:family="text">
      <style:text-properties fo:color="#000000" fo:font-size="10pt" style:font-size-asian="10pt" style:font-size-complex="10pt" style:font-name-asian="Courier New" style:font-name-complex="Courier New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étodo testad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Resultad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egocioLogin.login(apelido, senha)</text:p>
          </table:table-cell>
          <table:table-cell office:value-type="string" calcext:value-type="string">
            <text:p>Teste com todas as entradas válidas (o cadastro do usuário de teste é efetuado anteriormente e removido depois)</text:p>
          </table:table-cell>
          <table:table-cell table:style-name="ce4" office:value-type="string" calcext:value-type="string">
            <text:p><text:span text:style-name="T1">apelido</text:span><text:span text:style-name="T2"> = </text:span><text:span text:style-name="T3">"Apelido teste"</text:span><text:span text:style-name="T2">;</text:span></text:p>
            <text:p><text:span text:style-name="T1">Senha</text:span><text:span text:style-name="T2"> = </text:span><text:span text:style-name="T3">"abcd"</text:span><text:span text:style-name="T2">;</text:span></text:p>
          </table:table-cell>
          <table:table-cell office:value-type="string" calcext:value-type="string">
            <text:p>pessoa (objeto com dados da pessoa logada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egocioLogin.login(apelido, senha)</text:p>
          </table:table-cell>
          <table:table-cell office:value-type="string" calcext:value-type="string">
            <text:p>Teste que deve receber falha de login por senha incorreta</text:p>
          </table:table-cell>
          <table:table-cell table:style-name="ce5" office:value-type="string" calcext:value-type="string">
            <text:p><text:span text:style-name="T4">Apelido</text:span><text:span text:style-name="T5"> = </text:span><text:span text:style-name="T6">"Apelido teste"</text:span><text:span text:style-name="T5">;</text:span></text:p>
            <text:p><text:span text:style-name="T7">Senha</text:span><text:span text:style-name="T8"> = </text:span><text:span text:style-name="T9">"xyze";</text:span></text:p>
          </table:table-cell>
          <table:table-cell office:value-type="string" calcext:value-type="string">
            <text:p>null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NegocioLogin.login(apelido, senha)</text:p>
          </table:table-cell>
          <table:table-cell office:value-type="string" calcext:value-type="string">
            <text:p>Teste com as entradas válidas (após remover o usuário em questão do banco)</text:p>
          </table:table-cell>
          <table:table-cell table:style-name="ce4" office:value-type="string" calcext:value-type="string">
            <text:p><text:span text:style-name="T1">apelido</text:span><text:span text:style-name="T2"> = </text:span><text:span text:style-name="T3">"Apelido teste"</text:span><text:span text:style-name="T2">;</text:span></text:p>
            <text:p><text:span text:style-name="T1">Senha</text:span><text:span text:style-name="T2"> = </text:span><text:span text:style-name="T3">"abcd"</text:span><text:span text:style-name="T2">;</text:span></text:p>
          </table:table-cell>
          <table:table-cell office:value-type="string" calcext:value-type="string">
            <text:p>null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egocioCadastro.cadastrar(nome, apelido, senha, telefone)</text:p>
          </table:table-cell>
          <table:table-cell office:value-type="string" calcext:value-type="string">
            <text:p>Teste que deve realizar um cadastro (todos os dados válidos)</text:p>
          </table:table-cell>
          <table:table-cell office:value-type="string" calcext:value-type="string">
            <text:p><text:span text:style-name="T10">nome</text:span><text:span text:style-name="T11"> = </text:span><text:span text:style-name="T12">"Nome teste"</text:span><text:span text:style-name="T11">;</text:span></text:p>
            <text:p><text:span text:style-name="T13">apelido</text:span><text:span text:style-name="T11"> = </text:span><text:span text:style-name="T12">"Apelido teste"</text:span><text:span text:style-name="T11">;</text:span></text:p>
            <text:p><text:span text:style-name="T13">telefone</text:span><text:span text:style-name="T11"> = </text:span><text:span text:style-name="T12">"12-934567899"</text:span><text:span text:style-name="T11">;</text:span></text:p>
            <text:p><text:span text:style-name="T13">Senha</text:span><text:span text:style-name="T11"> = </text:span><text:span text:style-name="T12">"abcd"</text:span><text:span text:style-name="T11">;</text:span></text:p>
          </table:table-cell>
          <table:table-cell office:value-type="string" calcext:value-type="string">
            <text:p>0 (sem erros) e alteração no banco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NegocioCadastro.cadastrar(nome, apelido, senha, telefone)</text:p>
          </table:table-cell>
          <table:table-cell office:value-type="string" calcext:value-type="string">
            <text:p>Teste com um nome já cadastrado no banco</text:p>
          </table:table-cell>
          <table:table-cell table:style-name="ce4" office:value-type="string" calcext:value-type="string">
            <text:p><text:span text:style-name="T14">nome</text:span><text:span text:style-name="T2"> = </text:span><text:span text:style-name="T3">"Nome teste"</text:span><text:span text:style-name="T2">;</text:span></text:p>
          </table:table-cell>
          <table:table-cell office:value-type="string" calcext:value-type="string">
            <text:p>1 (erro de nome já cadastrado)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NegocioCadastro.cadastrar(nome, apelido, senha, telefone)</text:p>
          </table:table-cell>
          <table:table-cell office:value-type="string" calcext:value-type="string">
            <text:p>Teste com um apelido já cadastrado no banco</text:p>
          </table:table-cell>
          <table:table-cell office:value-type="string" calcext:value-type="string">
            <text:p><text:span text:style-name="T10">nome</text:span><text:span text:style-name="T11"> = </text:span><text:span text:style-name="T12">"Outro nome"</text:span><text:span text:style-name="T11">;</text:span></text:p>
            <text:p><text:span text:style-name="T13">Apelido</text:span><text:span text:style-name="T11"> = </text:span><text:span text:style-name="T12">"Apelido teste"</text:span><text:span text:style-name="T11">;</text:span></text:p>
          </table:table-cell>
          <table:table-cell office:value-type="string" calcext:value-type="string">
            <text:p>2 (erro de apelido já cadastrado)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NegocioCadastro.cadastrar(nome, apelido, senha, telefone)</text:p>
          </table:table-cell>
          <table:table-cell office:value-type="string" calcext:value-type="string">
            <text:p>Teste que deve receber um cadastro inválido pois o telefone não tem hífen</text:p>
          </table:table-cell>
          <table:table-cell office:value-type="string" calcext:value-type="string">
            <text:p><text:span text:style-name="T10">nome</text:span><text:span text:style-name="T11"> = </text:span><text:span text:style-name="T12">"Nome teste"</text:span><text:span text:style-name="T11">;</text:span></text:p>
            <text:p><text:span text:style-name="T15">a</text:span><text:span text:style-name="T16">pelido</text:span><text:span text:style-name="T11"> = </text:span><text:span text:style-name="T12">"Apelido teste"</text:span><text:span text:style-name="T11">;</text:span></text:p>
            <text:p><text:span text:style-name="T13">Telefone</text:span><text:span text:style-name="T11"> = </text:span><text:span text:style-name="T12">"1234567899"</text:span><text:span text:style-name="T11">;</text:span></text:p>
          </table:table-cell>
          <table:table-cell office:value-type="string" calcext:value-type="string">
            <text:p>3 (erro de tel no formato incorreto)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NegocioCadastro.cadastrar(nome, apelido, senha, telefone)</text:p>
          </table:table-cell>
          <table:table-cell office:value-type="string" calcext:value-type="string">
            <text:p>Teste que deve receber um cadastro inválido pois a primeira parte antes do hífen está com tamanho errado</text:p>
          </table:table-cell>
          <table:table-cell table:style-name="ce4" office:value-type="string" calcext:value-type="string">
            <text:p><text:span text:style-name="T14">nome</text:span><text:span text:style-name="T2"> = </text:span><text:span text:style-name="T3">"Nome teste"</text:span><text:span text:style-name="T2">;</text:span></text:p>
            <text:p><text:span text:style-name="T17">a</text:span><text:span text:style-name="T1">pelido</text:span><text:span text:style-name="T2"> = </text:span><text:span text:style-name="T3">"Apelido teste"</text:span><text:span text:style-name="T2">;</text:span></text:p>
            <text:p><text:span text:style-name="T1">Telefone</text:span><text:span text:style-name="T2"> = </text:span><text:span text:style-name="T3">"1-34567899"</text:span><text:span text:style-name="T2">;</text:span></text:p>
          </table:table-cell>
          <table:table-cell office:value-type="string" calcext:value-type="string">
            <text:p>3 (erro de tel no formato incorreto)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NegocioCadastro.cadastrar(nome, apelido, senha, telefone)</text:p>
          </table:table-cell>
          <table:table-cell office:value-type="string" calcext:value-type="string">
            <text:p>Teste que deve receber um cadastro inválido pois a segunda parte antes do hífen está com tamanho errado</text:p>
          </table:table-cell>
          <table:table-cell table:style-name="ce4" office:value-type="string" calcext:value-type="string">
            <text:p><text:span text:style-name="T14">Nome</text:span><text:span text:style-name="T2"> = </text:span><text:span text:style-name="T3">"Nome teste"</text:span><text:span text:style-name="T2">;</text:span></text:p>
            <text:p><text:span text:style-name="T1">apelido</text:span><text:span text:style-name="T2"> = </text:span><text:span text:style-name="T3">"Apelido teste"</text:span><text:span text:style-name="T2">;</text:span></text:p>
            <text:p><text:span text:style-name="T1">Telefone</text:span><text:span text:style-name="T2"> = </text:span><text:span text:style-name="T3">"12-4567899"</text:span><text:span text:style-name="T2">;</text:span></text:p>
          </table:table-cell>
          <table:table-cell office:value-type="string" calcext:value-type="string">
            <text:p>3 (erro de tel no formato incorreto)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NegocioCadastro.cadastrar(nome, apelido, senha, telefone)</text:p>
          </table:table-cell>
          <table:table-cell office:value-type="string" calcext:value-type="string">
            <text:p>Teste que deve receber um cadastro inválido pois o telefone possui dígito não numérico</text:p>
          </table:table-cell>
          <table:table-cell office:value-type="string" calcext:value-type="string">
            <text:p><text:span text:style-name="T10">nome</text:span><text:span text:style-name="T11"> = </text:span><text:span text:style-name="T12">"Nome teste"</text:span><text:span text:style-name="T11">;</text:span></text:p>
            <text:p><text:span text:style-name="T13">apelido</text:span><text:span text:style-name="T11"> = </text:span><text:span text:style-name="T12">"Apelido teste"</text:span><text:span text:style-name="T11">;</text:span></text:p>
            <text:p><text:span text:style-name="T13">Telefone</text:span><text:span text:style-name="T11"> = </text:span><text:span text:style-name="T12">"12-93456a899"</text:span><text:span text:style-name="T11">;</text:span></text:p>
          </table:table-cell>
          <table:table-cell office:value-type="string" calcext:value-type="string">
            <text:p>3 (erro de tel no formato incorreto)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NegocioCadastro.cadastrar(nome, apelido, senha, telefone)</text:p>
          </table:table-cell>
          <table:table-cell office:value-type="string" calcext:value-type="string">
            <text:p>Teste que deve receber um cadastro inválido pois a senha tem dígito numérico</text:p>
          </table:table-cell>
          <table:table-cell table:style-name="ce4" office:value-type="string" calcext:value-type="string">
            <text:p><text:span text:style-name="T14">nome</text:span><text:span text:style-name="T2"> = </text:span><text:span text:style-name="T3">"Nome teste"</text:span><text:span text:style-name="T2">;</text:span></text:p>
            <text:p><text:span text:style-name="T1">apelido</text:span><text:span text:style-name="T2"> = </text:span><text:span text:style-name="T3">"Apelido teste"</text:span><text:span text:style-name="T2">;</text:span></text:p>
            <text:p><text:span text:style-name="T1">telefone</text:span><text:span text:style-name="T2"> = </text:span><text:span text:style-name="T3">"12-934567899"</text:span><text:span text:style-name="T2">;</text:span></text:p>
            <text:p><text:span text:style-name="T1">Senha</text:span><text:span text:style-name="T2"> = </text:span><text:span text:style-name="T3">"12a4"</text:span><text:span text:style-name="T2">;</text:span></text:p>
          </table:table-cell>
          <table:table-cell office:value-type="string" calcext:value-type="string">
            <text:p>4 (senha inválida)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NegocioCadastro.cadastrar(nome, apelido, senha, telefone)</text:p>
          </table:table-cell>
          <table:table-cell office:value-type="string" calcext:value-type="string">
            <text:p>Teste que deve receber um cadastro inválido pois a senha é muito longa</text:p>
          </table:table-cell>
          <table:table-cell office:value-type="string" calcext:value-type="string">
            <text:p><text:span text:style-name="T10">nome</text:span><text:span text:style-name="T11"> = </text:span><text:span text:style-name="T12">"Nome teste"</text:span><text:span text:style-name="T11">;</text:span></text:p>
            <text:p><text:span text:style-name="T13">apelido</text:span><text:span text:style-name="T11"> = </text:span><text:span text:style-name="T12">"Apelido teste"</text:span><text:span text:style-name="T11">;</text:span></text:p>
            <text:p><text:span text:style-name="T13">telefone</text:span><text:span text:style-name="T11"> = </text:span><text:span text:style-name="T12">"12-934567899"</text:span><text:span text:style-name="T11">;</text:span></text:p>
            <text:p><text:span text:style-name="T13">Senha</text:span><text:span text:style-name="T11"> = </text:span><text:span text:style-name="T12">"abcde"</text:span><text:span text:style-name="T11">;</text:span></text:p>
          </table:table-cell>
          <table:table-cell office:value-type="string" calcext:value-type="string">
            <text:p>4 (senha inválida)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NegocioCadastro.cadastrar(nome, apelido, senha, telefone)</text:p>
          </table:table-cell>
          <table:table-cell office:value-type="string" calcext:value-type="string">
            <text:p>Teste que deve receber um cadastro inválido pois a senha tem um dígito repetido</text:p>
          </table:table-cell>
          <table:table-cell office:value-type="string" calcext:value-type="string">
            <text:p><text:span text:style-name="T10">nome</text:span><text:span text:style-name="T11"> = </text:span><text:span text:style-name="T12">"Nome teste"</text:span><text:span text:style-name="T11">;</text:span></text:p>
            <text:p><text:span text:style-name="T13">apelido</text:span><text:span text:style-name="T11"> = </text:span><text:span text:style-name="T12">"Apelido teste"</text:span><text:span text:style-name="T11">;</text:span></text:p>
            <text:p><text:span text:style-name="T13">telefone</text:span><text:span text:style-name="T11"> = </text:span><text:span text:style-name="T12">"12-934567899"</text:span><text:span text:style-name="T11">;</text:span></text:p>
            <text:p><text:span text:style-name="T13">Senha</text:span><text:span text:style-name="T11"> = </text:span><text:span text:style-name="T12">"abca"</text:span><text:span text:style-name="T11">;</text:span></text:p>
          </table:table-cell>
          <table:table-cell office:value-type="string" calcext:value-type="string">
            <text:p>4 (senha inválida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 style:data-style-name="N2" text:time-value="17:08:01.1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6:32:35.443000000</meta:creation-date>
    <meta:generator>LibreOffice/5.4.6.2$Windows_X86_64 LibreOffice_project/4014ce260a04f1026ba855d3b8d91541c224eab8</meta:generator>
    <dc:date>2018-06-24T17:32:40.333000000</dc:date>
    <meta:editing-duration>PT14M28S</meta:editing-duration>
    <meta:editing-cycles>2</meta:editing-cycles>
    <meta:document-statistic meta:table-count="1" meta:cell-count="77" meta:object-count="0"/>
  </office:meta>
</office:document-meta>
</file>